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0.833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0.799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1.365cm"/>
    </style:style>
    <style:style style:name="ro1" style:family="table-row">
      <style:table-row-properties style:row-height="3.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ngle="90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rotation-angle="90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ffff00" style:rotation-angle="90"/>
    </style:style>
    <style:style style:name="ce6" style:family="table-cell" style:parent-style-name="Default" style:data-style-name="N107">
      <style:table-cell-properties fo:background-color="#ffff00"/>
    </style:style>
  </office:automatic-styles>
  <office:body>
    <office:spreadsheet>
      <table:calculation-settings table:automatic-find-label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2" table:default-cell-style-name="Default"/>
        <table:table-column table:style-name="co1" table:number-columns-repeated="1010" table:default-cell-style-name="Default"/>
        <table:table-header-rows>
          <table:table-row table:style-name="ro1">
            <table:table-cell table:style-name="ce1"/>
            <table:table-cell table:style-name="ce3" table:number-columns-repeated="2"/>
            <table:table-cell table:style-name="ce3" office:value-type="string" calcext:value-type="string">
              <text:p>Sitzplätze</text:p>
            </table:table-cell>
            <table:table-cell table:style-name="ce3" office:value-type="string" calcext:value-type="string">
              <text:p>Länge (m)</text:p>
            </table:table-cell>
            <table:table-cell table:style-name="ce3" office:value-type="string" calcext:value-type="string">
              <text:p>Teile für Passagiere</text:p>
            </table:table-cell>
            <table:table-cell table:style-name="ce3" office:value-type="string" calcext:value-type="string">
              <text:p>Achsen</text:p>
            </table:table-cell>
            <table:table-cell table:style-name="ce3" office:value-type="string" calcext:value-type="string">
              <text:p>Antriebsart</text:p>
            </table:table-cell>
            <table:table-cell table:style-name="ce3" office:value-type="string" calcext:value-type="string">
              <text:p>Leistung (kW)</text:p>
            </table:table-cell>
            <table:table-cell table:style-name="ce3" office:value-type="string" calcext:value-type="string">
              <text:p>vmax (km/h)</text:p>
            </table:table-cell>
            <table:table-cell table:style-name="ce3" office:value-type="string" calcext:value-type="string">
              <text:p>Leermasse (t)</text:p>
            </table:table-cell>
            <table:table-cell table:style-name="ce5" office:value-type="string" calcext:value-type="string">
              <text:p>Sitze/Meter</text:p>
            </table:table-cell>
            <table:table-cell table:style-name="ce5" office:value-type="string" calcext:value-type="string">
              <text:p>kW/t</text:p>
            </table:table-cell>
            <table:table-cell table:style-name="ce3" table:number-columns-repeated="1011"/>
          </table:table-row>
        </table:table-header-rows>
        <table:table-row table:style-name="ro2">
          <table:table-cell office:value-type="string" calcext:value-type="string">
            <text:p>540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</text:p>
          </table:table-cell>
          <table:table-cell office:value-type="float" office:value="703" calcext:value-type="float">
            <text:p>703</text:p>
          </table:table-cell>
          <table:table-cell table:formula="of:=2*20.56+12*26.4" office:value-type="float" office:value="357.92" calcext:value-type="float">
            <text:p>357,92</text:p>
          </table:table-cell>
          <table:table-cell office:value-type="float" office:value="12" calcext:value-type="float">
            <text:p>12</text:p>
          </table:table-cell>
          <table:table-cell table:formula="of:=4*[.F2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782" calcext:value-type="float">
            <text:p>782</text:p>
          </table:table-cell>
          <table:table-cell table:formula="of:=IF(ISNUMBER([.E2]);[.D2]/[.E2];&quot;&quot;)" office:value-type="float" office:value="1.96412606168976" calcext:value-type="float">
            <text:p>2,0</text:p>
          </table:table-cell>
          <table:table-cell table:formula="of:=IF(ISNUMBER([.K2]);[.I2]/[.K2];&quot;&quot;)" office:value-type="float" office:value="12.2762148337596" calcext:value-type="float">
            <text:p>12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5401*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 LDV</text:p>
          </table:table-cell>
          <table:table-cell office:value-type="float" office:value="503" calcext:value-type="float">
            <text:p>503</text:p>
          </table:table-cell>
          <table:table-cell table:formula="of:=2*20.56+9*26.4" office:value-type="float" office:value="278.72" calcext:value-type="float">
            <text:p>278,72</text:p>
          </table:table-cell>
          <table:table-cell office:value-type="float" office:value="9" calcext:value-type="float">
            <text:p>9</text:p>
          </table:table-cell>
          <table:table-cell table:formula="of:=4*[.F3]"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627" calcext:value-type="float">
            <text:p>627</text:p>
          </table:table-cell>
          <table:table-cell table:formula="of:=IF(ISNUMBER([.E3]);[.D3]/[.E3];&quot;&quot;)" office:value-type="float" office:value="1.8046785304248" calcext:value-type="float">
            <text:p>1,8</text:p>
          </table:table-cell>
          <table:table-cell table:formula="of:=IF(ISNUMBER([.K3]);[.I3]/[.K3];&quot;&quot;)" office:value-type="float" office:value="15.311004784689" calcext:value-type="float">
            <text:p>15,3</text:p>
          </table:table-cell>
          <table:table-cell office:value-type="string" calcext:value-type="string">
            <text:p>Quelle Fahrzeuglexiko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0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2</text:p>
          </table:table-cell>
          <table:table-cell office:value-type="float" office:value="381" calcext:value-type="float">
            <text:p>381</text:p>
          </table:table-cell>
          <table:table-cell table:formula="of:=20.56+7*26.4" office:value-type="float" office:value="205.36" calcext:value-type="float">
            <text:p>205,36</text:p>
          </table:table-cell>
          <table:table-cell office:value-type="float" office:value="7" calcext:value-type="float">
            <text:p>7</text:p>
          </table:table-cell>
          <table:table-cell table:formula="of:=4*[.F4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800" calcext:value-type="float">
            <text:p>4800</text:p>
          </table:table-cell>
          <table:table-cell office:value-type="float" office:value="280" calcext:value-type="float">
            <text:p>280</text:p>
          </table:table-cell>
          <table:table-cell office:value-type="float" office:value="418" calcext:value-type="float">
            <text:p>418</text:p>
          </table:table-cell>
          <table:table-cell table:formula="of:=IF(ISNUMBER([.E4]);[.D4]/[.E4];&quot;&quot;)" office:value-type="float" office:value="1.85527853525516" calcext:value-type="float">
            <text:p>1,9</text:p>
          </table:table-cell>
          <table:table-cell table:formula="of:=IF(ISNUMBER([.K4]);[.I4]/[.K4];&quot;&quot;)" office:value-type="float" office:value="11.4832535885167" calcext:value-type="float">
            <text:p>11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F5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35" calcext:value-type="float">
            <text:p>435</text:p>
          </table:table-cell>
          <table:table-cell table:formula="of:=IF(ISNUMBER([.E5]);[.D5]/[.E5];&quot;&quot;)" office:value-type="float" office:value="2.25" calcext:value-type="float">
            <text:p>2,3</text:p>
          </table:table-cell>
          <table:table-cell table:formula="of:=IF(ISNUMBER([.K5]);[.I5]/[.K5];&quot;&quot;)" office:value-type="float" office:value="18.3908045977011" calcext:value-type="float">
            <text:p>18,4</text:p>
          </table:table-cell>
          <table:table-cell office:value-type="string" calcext:value-type="string">
            <text:p>(Redesign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06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MS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F6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table:formula="of:=IF(ISNUMBER([.E6]);[.D6]/[.E6];&quot;&quot;)" office:value-type="float" office:value="2.22" calcext:value-type="float">
            <text:p>2,2</text:p>
          </table:table-cell>
          <table:table-cell table:formula="of:=IF(ISNUMBER([.K6]);[.I6]/[.K6];&quot;&quot;)" office:value-type="float" office:value="17.4672489082969" calcext:value-type="float">
            <text:p>17,5</text:p>
          </table:table-cell>
          <table:table-cell office:value-type="string" calcext:value-type="string">
            <text:p>(Redesign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0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neu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table:formula="of:=4*[.F7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8000" calcext:value-type="float">
            <text:p>8000</text:p>
          </table:table-cell>
          <table:table-cell office:value-type="float" office:value="320" calcext:value-type="float">
            <text:p>320</text:p>
          </table:table-cell>
          <table:table-cell office:value-type="float" office:value="492" calcext:value-type="float">
            <text:p>492</text:p>
          </table:table-cell>
          <table:table-cell table:formula="of:=IF(ISNUMBER([.E7]);[.D7]/[.E7];&quot;&quot;)" office:value-type="float" office:value="2.2089552238806" calcext:value-type="float">
            <text:p>2,2</text:p>
          </table:table-cell>
          <table:table-cell table:formula="of:=IF(ISNUMBER([.K7]);[.I7]/[.K7];&quot;&quot;)" office:value-type="float" office:value="16.260162601626" calcext:value-type="float">
            <text:p>16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0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neo</text:p>
          </table:table-cell>
          <table:table-cell office:value-type="float" office:value="439" calcext:value-type="float">
            <text:p>439</text:p>
          </table:table-cell>
          <table:table-cell office:value-type="float" office:value="200.72" calcext:value-type="float">
            <text:p>200,72</text:p>
          </table:table-cell>
          <table:table-cell office:value-type="float" office:value="8" calcext:value-type="float">
            <text:p>8</text:p>
          </table:table-cell>
          <table:table-cell table:formula="of:=4*[.F8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8000" calcext:value-type="float">
            <text:p>8000</text:p>
          </table:table-cell>
          <table:table-cell office:value-type="float" office:value="320" calcext:value-type="float">
            <text:p>320</text:p>
          </table:table-cell>
          <table:table-cell office:value-type="float" office:value="493" calcext:value-type="float">
            <text:p>493</text:p>
          </table:table-cell>
          <table:table-cell table:formula="of:=IF(ISNUMBER([.E8]);[.D8]/[.E8];&quot;&quot;)" office:value-type="float" office:value="2.18712634515743" calcext:value-type="float">
            <text:p>2,2</text:p>
          </table:table-cell>
          <table:table-cell table:formula="of:=IF(ISNUMBER([.K8]);[.I8]/[.K8];&quot;&quot;)" office:value-type="float" office:value="16.2271805273834" calcext:value-type="float">
            <text:p>16,2</text:p>
          </table:table-cell>
          <table:table-cell office:value-type="string" calcext:value-type="string">
            <text:p>Leistung extrapoliert von den anderen ICE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1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7</text:p>
          </table:table-cell>
          <table:table-cell office:value-type="float" office:value="376" calcext:value-type="float">
            <text:p>376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formula="of:=4*[.F9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230" calcext:value-type="float">
            <text:p>230</text:p>
          </table:table-cell>
          <table:table-cell office:value-type="float" office:value="386" calcext:value-type="float">
            <text:p>386</text:p>
          </table:table-cell>
          <table:table-cell table:formula="of:=IF(ISNUMBER([.E9]);[.D9]/[.E9];&quot;&quot;)" office:value-type="float" office:value="2.03243243243243" calcext:value-type="float">
            <text:p>2,0</text:p>
          </table:table-cell>
          <table:table-cell table:formula="of:=IF(ISNUMBER([.K9]);[.I9]/[.K9];&quot;&quot;)" office:value-type="float" office:value="10.3626943005181" calcext:value-type="float">
            <text:p>10,4</text:p>
          </table:table-cell>
          <table:table-cell office:value-type="string" calcext:value-type="string">
            <text:p>(2. Serie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x412.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7</text:p>
          </table:table-cell>
          <table:table-cell office:value-type="float" office:value="444" calcext:value-type="float">
            <text:p>444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4*[.F10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950" calcext:value-type="float">
            <text:p>4950</text:p>
          </table:table-cell>
          <table:table-cell office:value-type="float" office:value="250" calcext:value-type="float">
            <text:p>250</text:p>
          </table:table-cell>
          <table:table-cell office:value-type="float" office:value="389" calcext:value-type="float">
            <text:p>389</text:p>
          </table:table-cell>
          <table:table-cell table:formula="of:=IF(ISNUMBER([.E10]);[.D10]/[.E10];&quot;&quot;)" office:value-type="float" office:value="2.1980198019802" calcext:value-type="float">
            <text:p>2,2</text:p>
          </table:table-cell>
          <table:table-cell table:formula="of:=IF(ISNUMBER([.K10]);[.I10]/[.K10];&quot;&quot;)" office:value-type="float" office:value="12.7249357326478" calcext:value-type="float">
            <text:p>12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412.0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2</text:p>
          </table:table-cell>
          <table:table-cell office:value-type="float" office:value="830" calcext:value-type="float">
            <text:p>830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4*[.F11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float" office:value="9900" calcext:value-type="float">
            <text:p>9900</text:p>
          </table:table-cell>
          <table:table-cell office:value-type="float" office:value="265" calcext:value-type="float">
            <text:p>265</text:p>
          </table:table-cell>
          <table:table-cell office:value-type="float" office:value="670" calcext:value-type="float">
            <text:p>670</text:p>
          </table:table-cell>
          <table:table-cell table:formula="of:=IF(ISNUMBER([.E11]);[.D11]/[.E11];&quot;&quot;)" office:value-type="float" office:value="2.39884393063584" calcext:value-type="float">
            <text:p>2,4</text:p>
          </table:table-cell>
          <table:table-cell table:formula="of:=IF(ISNUMBER([.K11]);[.I11]/[.K11];&quot;&quot;)" office:value-type="float" office:value="14.7761194029851" calcext:value-type="float">
            <text:p>14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412.0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3</text:p>
          </table:table-cell>
          <table:table-cell office:value-type="float" office:value="918" calcext:value-type="float">
            <text:p>918</text:p>
          </table:table-cell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table:formula="of:=4*[.F12]"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11550" calcext:value-type="float">
            <text:p>11550</text:p>
          </table:table-cell>
          <table:table-cell office:value-type="float" office:value="265" calcext:value-type="float">
            <text:p>265</text:p>
          </table:table-cell>
          <table:table-cell office:value-type="float" office:value="731" calcext:value-type="float">
            <text:p>731</text:p>
          </table:table-cell>
          <table:table-cell table:formula="of:=IF(ISNUMBER([.E12]);[.D12]/[.E12];&quot;&quot;)" office:value-type="float" office:value="2.45454545454545" calcext:value-type="float">
            <text:p>2,5</text:p>
          </table:table-cell>
          <table:table-cell table:formula="of:=IF(ISNUMBER([.K12]);[.I12]/[.K12];&quot;&quot;)" office:value-type="float" office:value="15.8002735978112" calcext:value-type="float">
            <text:p>15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41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5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formula="of:=4*[.F13]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float" office:value="230" calcext:value-type="float">
            <text:p>230</text:p>
          </table:table-cell>
          <table:table-cell office:value-type="float" office:value="273" calcext:value-type="float">
            <text:p>273</text:p>
          </table:table-cell>
          <table:table-cell table:formula="of:=IF(ISNUMBER([.E13]);[.D13]/[.E13];&quot;&quot;)" office:value-type="float" office:value="1.8796992481203" calcext:value-type="float">
            <text:p>1,9</text:p>
          </table:table-cell>
          <table:table-cell table:formula="of:=IF(ISNUMBER([.K13]);[.I13]/[.K13];&quot;&quot;)" office:value-type="float" office:value="10.989010989011" calcext:value-type="float">
            <text:p>11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2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14]);[.D14]/[.E14];&quot;&quot;)">
            <text:p/>
          </table:table-cell>
          <table:table-cell table:formula="of:=IF(ISNUMBER([.K14]);[.I14]/[.K1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3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15]);[.D15]/[.E15];&quot;&quot;)">
            <text:p/>
          </table:table-cell>
          <table:table-cell table:formula="of:=IF(ISNUMBER([.K15]);[.I15]/[.K15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4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16]);[.D16]/[.E16];&quot;&quot;)">
            <text:p/>
          </table:table-cell>
          <table:table-cell table:formula="of:=IF(ISNUMBER([.K16]);[.I16]/[.K1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5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17]);[.D17]/[.E17];&quot;&quot;)">
            <text:p/>
          </table:table-cell>
          <table:table-cell table:formula="of:=IF(ISNUMBER([.K17]);[.I17]/[.K1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6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formula="of:=IF(ISNUMBER([.E18]);[.D18]/[.E18];&quot;&quot;)">
            <text:p/>
          </table:table-cell>
          <table:table-cell table:formula="of:=IF(ISNUMBER([.K18]);[.I18]/[.K18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6.1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formula="of:=IF(ISNUMBER([.E19]);[.D19]/[.E19];&quot;&quot;)">
            <text:p/>
          </table:table-cell>
          <table:table-cell table:formula="of:=IF(ISNUMBER([.K19]);[.I19]/[.K19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IF(ISNUMBER([.E20]);[.D20]/[.E20];&quot;&quot;)">
            <text:p/>
          </table:table-cell>
          <table:table-cell table:formula="of:=IF(ISNUMBER([.K20]);[.I20]/[.K20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IF(ISNUMBER([.E21]);[.D21]/[.E21];&quot;&quot;)">
            <text:p/>
          </table:table-cell>
          <table:table-cell table:formula="of:=IF(ISNUMBER([.K21]);[.I21]/[.K21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IF(ISNUMBER([.E22]);[.D22]/[.E22];&quot;&quot;)">
            <text:p/>
          </table:table-cell>
          <table:table-cell table:formula="of:=IF(ISNUMBER([.K22]);[.I22]/[.K22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8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23]);[.D23]/[.E23];&quot;&quot;)">
            <text:p/>
          </table:table-cell>
          <table:table-cell table:formula="of:=IF(ISNUMBER([.K23]);[.I23]/[.K23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8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24]);[.D24]/[.E24];&quot;&quot;)">
            <text:p/>
          </table:table-cell>
          <table:table-cell table:formula="of:=IF(ISNUMBER([.K24]);[.I24]/[.K2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29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formula="of:=IF(ISNUMBER([.E25]);[.D25]/[.E25];&quot;&quot;)">
            <text:p/>
          </table:table-cell>
          <table:table-cell table:formula="of:=IF(ISNUMBER([.K25]);[.I25]/[.K25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29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formula="of:=IF(ISNUMBER([.E26]);[.D26]/[.E26];&quot;&quot;)">
            <text:p/>
          </table:table-cell>
          <table:table-cell table:formula="of:=IF(ISNUMBER([.K26]);[.I26]/[.K2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429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formula="of:=IF(ISNUMBER([.E27]);[.D27]/[.E27];&quot;&quot;)">
            <text:p/>
          </table:table-cell>
          <table:table-cell table:formula="of:=IF(ISNUMBER([.K27]);[.I27]/[.K2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429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formula="of:=IF(ISNUMBER([.E28]);[.D28]/[.E28];&quot;&quot;)">
            <text:p/>
          </table:table-cell>
          <table:table-cell table:formula="of:=IF(ISNUMBER([.K28]);[.I28]/[.K28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30</text:p>
          </table:table-cell>
          <table:table-cell office:value-type="string" calcext:value-type="string">
            <text:p>FLIR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table:formula="of:=IF(ISNUMBER([.E29]);[.D29]/[.E29];&quot;&quot;)">
            <text:p/>
          </table:table-cell>
          <table:table-cell table:formula="of:=IF(ISNUMBER([.K29]);[.I29]/[.K29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30</text:p>
          </table:table-cell>
          <table:table-cell office:value-type="string" calcext:value-type="string">
            <text:p>S-Bah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table:formula="of:=IF(ISNUMBER([.E30]);[.D30]/[.E30];&quot;&quot;)">
            <text:p/>
          </table:table-cell>
          <table:table-cell table:formula="of:=IF(ISNUMBER([.K30]);[.I30]/[.K30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5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rlsruhe</text:p>
          </table:table-cell>
          <table:table-cell office:value-type="float" office:value="93" calcext:value-type="float">
            <text:p>93</text:p>
          </table:table-cell>
          <table:table-cell office:value-type="float" office:value="37.03" calcext:value-type="float">
            <text:p>37,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table:formula="of:=4*150"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formula="of:=IF(ISNUMBER([.E31]);[.D31]/[.E31];&quot;&quot;)" office:value-type="float" office:value="2.51147718066433" calcext:value-type="float">
            <text:p>2,5</text:p>
          </table:table-cell>
          <table:table-cell table:formula="of:=IF(ISNUMBER([.K31]);[.I31]/[.K31];&quot;&quot;)" office:value-type="float" office:value="9.6" calcext:value-type="float">
            <text:p>9,6</text:p>
          </table:table-cell>
          <table:table-cell office:value-type="string" calcext:value-type="string">
            <text:p>ET20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52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IF(ISNUMBER([.E32]);[.D32]/[.E32];&quot;&quot;)">
            <text:p/>
          </table:table-cell>
          <table:table-cell table:formula="of:=IF(ISNUMBER([.K32]);[.I32]/[.K32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89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number-columns-repeated="3"/>
          <table:table-cell table:formula="of:=IF(ISNUMBER([.E33]);[.D33]/[.E33];&quot;&quot;)">
            <text:p/>
          </table:table-cell>
          <table:table-cell table:formula="of:=IF(ISNUMBER([.K33]);[.I33]/[.K33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526</text:p>
          </table:table-cell>
          <table:table-cell office:value-type="string" calcext:value-type="string">
            <text:p>FLIRT</text:p>
          </table:table-cell>
          <table:table-cell table:number-columns-repeated="5"/>
          <table:table-cell office:value-type="string" calcext:value-type="string">
            <text:p>E/A</text:p>
          </table:table-cell>
          <table:table-cell table:number-columns-repeated="3"/>
          <table:table-cell table:formula="of:=IF(ISNUMBER([.E34]);[.D34]/[.E34];&quot;&quot;)">
            <text:p/>
          </table:table-cell>
          <table:table-cell table:formula="of:=IF(ISNUMBER([.K34]);[.I34]/[.K3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40,144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table:formula="of:=IF(ISNUMBER([.E35]);[.D35]/[.E35];&quot;&quot;)">
            <text:p/>
          </table:table-cell>
          <table:table-cell table:formula="of:=IF(ISNUMBER([.K35]);[.I35]/[.K35];&quot;&quot;)">
            <text:p/>
          </table:table-cell>
          <table:table-cell/>
          <table:table-cell office:value-type="string" calcext:value-type="string">
            <text:p>https://de.wikipedia.org/wiki/Alstom_Coradia_Continental#Variante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442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2/3</text:p>
          </table:table-cell>
          <table:table-cell table:number-columns-repeated="8"/>
          <table:table-cell table:formula="of:=IF(ISNUMBER([.E36]);[.D36]/[.E36];&quot;&quot;)">
            <text:p/>
          </table:table-cell>
          <table:table-cell table:formula="of:=IF(ISNUMBER([.K36]);[.I36]/[.K3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3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M</text:p>
          </table:table-cell>
          <table:table-cell office:value-type="float" office:value="137" calcext:value-type="float">
            <text:p>137</text:p>
          </table:table-cell>
          <table:table-cell office:value-type="float" office:value="48.36" calcext:value-type="float">
            <text:p>48,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630" calcext:value-type="float">
            <text:p>63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IF(ISNUMBER([.E37]);[.D37]/[.E37];&quot;&quot;)" office:value-type="float" office:value="2.83291976840364" calcext:value-type="float">
            <text:p>2,8</text:p>
          </table:table-cell>
          <table:table-cell table:formula="of:=IF(ISNUMBER([.K37]);[.I37]/[.K37];&quot;&quot;)" office:value-type="float" office:value="8.75" calcext:value-type="float">
            <text:p>8,8</text:p>
          </table:table-cell>
          <table:table-cell office:value-type="string" calcext:value-type="string">
            <text:p>Jeweils Minimalwerte von Wiki’s Bereich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64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E</text:p>
          </table:table-cell>
          <table:table-cell office:value-type="float" office:value="161" calcext:value-type="float">
            <text:p>161</text:p>
          </table:table-cell>
          <table:table-cell office:value-type="float" office:value="52.16" calcext:value-type="float">
            <text:p>52,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office:value-type="float" office:value="96.5" calcext:value-type="float">
            <text:p>96,5</text:p>
          </table:table-cell>
          <table:table-cell table:formula="of:=IF(ISNUMBER([.E38]);[.D38]/[.E38];&quot;&quot;)" office:value-type="float" office:value="3.08665644171779" calcext:value-type="float">
            <text:p>3,1</text:p>
          </table:table-cell>
          <table:table-cell table:formula="of:=IF(ISNUMBER([.K38]);[.I38]/[.K38];&quot;&quot;)" office:value-type="float" office:value="10.4663212435233" calcext:value-type="float">
            <text:p>10,5</text:p>
          </table:table-cell>
          <table:table-cell office:value-type="string" calcext:value-type="string">
            <text:p>Jeweils Maximalwerte von Wiki’s Bereich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69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Chemnitz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table:formula="of:=IF(ISNUMBER([.E39]);[.D39]/[.E39];&quot;&quot;)">
            <text:p/>
          </table:table-cell>
          <table:table-cell table:formula="of:=IF(ISNUMBER([.K39]);[.I39]/[.K39];&quot;&quot;)">
            <text:p/>
          </table:table-cell>
          <table:table-cell office:value-type="string" calcext:value-type="string">
            <text:p>Vossloh CityLink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60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ML</text:p>
          </table:table-cell>
          <table:table-cell office:value-type="float" office:value="252" calcext:value-type="float">
            <text:p>252</text:p>
          </table:table-cell>
          <table:table-cell office:value-type="float" office:value="70.93" calcext:value-type="float">
            <text:p>70,9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600" calcext:value-type="float">
            <text:p>2600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table:formula="of:=IF(ISNUMBER([.E40]);[.D40]/[.E40];&quot;&quot;)" office:value-type="float" office:value="3.55279853376568" calcext:value-type="float">
            <text:p>3,6</text:p>
          </table:table-cell>
          <table:table-cell table:formula="of:=IF(ISNUMBER([.K40]);[.I40]/[.K40];&quot;&quot;)" office:value-type="float" office:value="19.6969696969697" calcext:value-type="float">
            <text:p>19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62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HC</text:p>
          </table:table-cell>
          <table:table-cell office:value-type="float" office:value="400" calcext:value-type="float">
            <text:p>400</text:p>
          </table:table-cell>
          <table:table-cell office:value-type="float" office:value="105.252" calcext:value-type="float">
            <text:p>105,2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table:formula="of:=IF(ISNUMBER([.E41]);[.D41]/[.E41];&quot;&quot;)" office:value-type="float" office:value="3.80040284270133" calcext:value-type="float">
            <text:p>3,8</text:p>
          </table:table-cell>
          <table:table-cell table:formula="of:=IF(ISNUMBER([.K41]);[.I41]/[.K41];&quot;&quot;)" office:value-type="float" office:value="20.2020202020202" calcext:value-type="float">
            <text:p>20,2</text:p>
          </table:table-cell>
          <table:table-cell office:value-type="string" calcext:value-type="string">
            <text:p>Variante RR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63</text:p>
          </table:table-cell>
          <table:table-cell office:value-type="string" calcext:value-type="string">
            <text:p>Mire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9.86" calcext:value-type="float">
            <text:p>69,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E42]);[.D42]/[.E42];&quot;&quot;)" office:value-type="float" office:value="2.29029487546522" calcext:value-type="float">
            <text:p>2,3</text:p>
          </table:table-cell>
          <table:table-cell table:formula="of:=IF(ISNUMBER([.K42]);[.I42]/[.K42];&quot;&quot;)">
            <text:p/>
          </table:table-cell>
          <table:table-cell office:value-type="string" calcext:value-type="string">
            <text:p>S-Bahn Rhein-Necka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4 … 0563</text:p>
          </table:table-cell>
          <table:table-cell office:value-type="string" calcext:value-type="string">
            <text:p>Mireo</text:p>
          </table:table-cell>
          <table:table-cell office:value-type="string" calcext:value-type="string">
            <text:p>Mireo Plus B</text:p>
          </table:table-cell>
          <table:table-cell office:value-type="float" office:value="120" calcext:value-type="float">
            <text:p>120</text:p>
          </table:table-cell>
          <table:table-cell office:value-type="float" office:value="46.56" calcext:value-type="float">
            <text:p>46,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E43]);[.D43]/[.E43];&quot;&quot;)" office:value-type="float" office:value="2.57731958762887" calcext:value-type="float">
            <text:p>2,6</text:p>
          </table:table-cell>
          <table:table-cell table:formula="of:=IF(ISNUMBER([.K43]);[.I43]/[.K43];&quot;&quot;)">
            <text:p/>
          </table:table-cell>
          <table:table-cell office:value-type="string" calcext:value-type="string">
            <text:p>Achtung, 90 … 0563 ist „Mireo + H“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445/0446</text:p>
          </table:table-cell>
          <table:table-cell office:value-type="string" calcext:value-type="string">
            <text:p>KISS160</text:p>
          </table:table-cell>
          <table:table-cell/>
          <table:table-cell table:formula="of:=34+592" office:value-type="float" office:value="626" calcext:value-type="float">
            <text:p>626</text:p>
          </table:table-cell>
          <table:table-cell office:value-type="float" office:value="156.45" calcext:value-type="float">
            <text:p>156,45</text:p>
          </table:table-cell>
          <table:table-cell office:value-type="float" office:value="6" calcext:value-type="float">
            <text:p>6</text:p>
          </table:table-cell>
          <table:table-cell table:formula="of:=[.F44]*4"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formula="of:=6*750" office:value-type="float" office:value="4500" calcext:value-type="float">
            <text:p>4500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296" calcext:value-type="float">
            <text:p>296,0</text:p>
          </table:table-cell>
          <table:table-cell table:formula="of:=IF(ISNUMBER([.E44]);[.D44]/[.E44];&quot;&quot;)" office:value-type="float" office:value="4.00127836369447" calcext:value-type="float">
            <text:p>4,0</text:p>
          </table:table-cell>
          <table:table-cell table:formula="of:=IF(ISNUMBER([.K44]);[.I44]/[.K44];&quot;&quot;)" office:value-type="float" office:value="15.2027027027027" calcext:value-type="float">
            <text:p>15,2</text:p>
          </table:table-cell>
          <table:table-cell office:value-type="string" calcext:value-type="string">
            <text:p>Westfalenbahn-Variante 04450+04462+04463+04464+04465+044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110</text:p>
          </table:table-cell>
          <table:table-cell office:value-type="string" calcext:value-type="string">
            <text:p>KISS200</text:p>
          </table:table-cell>
          <table:table-cell office:value-type="string" calcext:value-type="string">
            <text:p>IC2-KISS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table:formula="of:=IF(ISNUMBER([.E45]);[.D45]/[.E45];&quot;&quot;)" office:value-type="float" office:value="3.02" calcext:value-type="float">
            <text:p>3,0</text:p>
          </table:table-cell>
          <table:table-cell table:formula="of:=IF(ISNUMBER([.F45]);[.E45]/[.F45];&quot;&quot;)" office:value-type="float" office:value="25" calcext:value-type="float">
            <text:p>25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32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47.73" calcext:value-type="float">
            <text:p>47,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46]);[.D46]/[.E46];&quot;&quot;)" office:value-type="string" office:string-value="" calcext:value-type="error">
            <text:p>#WERT!</text:p>
          </table:table-cell>
          <table:table-cell table:formula="of:=IF(ISNUMBER([.K46]);[.I46]/[.K46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33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57.13" calcext:value-type="float">
            <text:p>57,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565" office:value-type="float" office:value="1130" calcext:value-type="float">
            <text:p>1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47]);[.D47]/[.E47];&quot;&quot;)" office:value-type="string" office:string-value="" calcext:value-type="error">
            <text:p>#WERT!</text:p>
          </table:table-cell>
          <table:table-cell table:formula="of:=IF(ISNUMBER([.K47]);[.I47]/[.K47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2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Classic</text:p>
          </table:table-cell>
          <table:table-cell office:value-type="float" office:value="110" calcext:value-type="float">
            <text:p>110</text:p>
          </table:table-cell>
          <table:table-cell office:value-type="float" office:value="41.7" calcext:value-type="float">
            <text:p>41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60"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table:formula="of:=IF(ISNUMBER([.E48]);[.D48]/[.E48];&quot;&quot;)" office:value-type="float" office:value="2.6378896882494" calcext:value-type="float">
            <text:p>2,6</text:p>
          </table:table-cell>
          <table:table-cell table:formula="of:=IF(ISNUMBER([.K48]);[.I48]/[.K48];&quot;&quot;)" office:value-type="float" office:value="10.4347826086957" calcext:value-type="float">
            <text:p>10,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20/0621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81</text:p>
          </table:table-cell>
          <table:table-cell office:value-type="float" office:value="300" calcext:value-type="float">
            <text:p>300</text:p>
          </table:table-cell>
          <table:table-cell office:value-type="float" office:value="80.92" calcext:value-type="float">
            <text:p>80,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4*390" office:value-type="float" office:value="1560" calcext:value-type="float">
            <text:p>1560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formula="of:=IF(ISNUMBER([.E49]);[.D49]/[.E49];&quot;&quot;)" office:value-type="float" office:value="3.7073652990608" calcext:value-type="float">
            <text:p>3,7</text:p>
          </table:table-cell>
          <table:table-cell table:formula="of:=IF(ISNUMBER([.K49]);[.I49]/[.K49];&quot;&quot;)" office:value-type="float" office:value="11.304347826087" calcext:value-type="float">
            <text:p>11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22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54</text:p>
          </table:table-cell>
          <table:table-cell office:value-type="float" office:value="180" calcext:value-type="float">
            <text:p>180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formula="of:=IF(ISNUMBER([.E50]);[.D50]/[.E50];&quot;&quot;)" office:value-type="float" office:value="3.3167495854063" calcext:value-type="float">
            <text:p>3,3</text:p>
          </table:table-cell>
          <table:table-cell table:formula="of:=IF(ISNUMBER([.K50]);[.I50]/[.K50];&quot;&quot;)" office:value-type="float" office:value="7.95918367346939" calcext:value-type="float">
            <text:p>8,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1.81" calcext:value-type="float">
            <text:p>41,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E51]);[.D51]/[.E51];&quot;&quot;)" office:value-type="float" office:value="2.87012676393207" calcext:value-type="float">
            <text:p>2,9</text:p>
          </table:table-cell>
          <table:table-cell table:formula="of:=IF(ISNUMBER([.K51]);[.I51]/[.K51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23/1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2.1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E52]);[.D52]/[.E52];&quot;&quot;)" office:value-type="float" office:value="2.84562485179037" calcext:value-type="float">
            <text:p>2,8</text:p>
          </table:table-cell>
          <table:table-cell table:formula="of:=IF(ISNUMBER([.K52]);[.I52]/[.K52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4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27</text:p>
          </table:table-cell>
          <table:table-cell office:value-type="float" office:value="52" calcext:value-type="float">
            <text:p>52</text:p>
          </table:table-cell>
          <table:table-cell office:value-type="float" office:value="27.26" calcext:value-type="float">
            <text:p>27,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formula="of:=IF(ISNUMBER([.E53]);[.D53]/[.E53];&quot;&quot;)" office:value-type="float" office:value="1.90755685986794" calcext:value-type="float">
            <text:p>1,9</text:p>
          </table:table-cell>
          <table:table-cell table:formula="of:=IF(ISNUMBER([.K53]);[.I53]/[.K53];&quot;&quot;)" office:value-type="float" office:value="7.68292682926829" calcext:value-type="float">
            <text:p>7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554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iLINT</text:p>
          </table:table-cell>
          <table:table-cell office:value-type="float" office:value="138" calcext:value-type="float">
            <text:p>138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2</text:p>
          </table:table-cell>
          <table:table-cell office:value-type="float" office:value="544" calcext:value-type="float">
            <text:p>54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E54]);[.D54]/[.E54];&quot;&quot;)" office:value-type="float" office:value="2.5428413488115" calcext:value-type="float">
            <text:p>2,5</text:p>
          </table:table-cell>
          <table:table-cell table:formula="of:=IF(ISNUMBER([.K54]);[.I54]/[.K54];&quot;&quot;)">
            <text:p/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1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A TER</text:p>
          </table:table-cell>
          <table:table-cell office:value-type="float" office:value="63" calcext:value-type="float">
            <text:p>63</text:p>
          </table:table-cell>
          <table:table-cell office:value-type="float" office:value="28.9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57" office:value-type="float" office:value="514" calcext:value-type="float">
            <text:p>514</text:p>
          </table:table-cell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,7</text:p>
          </table:table-cell>
          <table:table-cell table:formula="of:=IF(ISNUMBER([.E55]);[.D55]/[.E55];&quot;&quot;)" office:value-type="float" office:value="2.17993079584775" calcext:value-type="float">
            <text:p>2,2</text:p>
          </table:table-cell>
          <table:table-cell table:formula="of:=IF(ISNUMBER([.K55]);[.I55]/[.K55];&quot;&quot;)" office:value-type="float" office:value="10.5544147843943" calcext:value-type="float">
            <text:p>10,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09.1</text:p>
          </table:table-cell>
          <table:table-cell office:value-type="string" calcext:value-type="string">
            <text:p>Integral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3.43" calcext:value-type="float">
            <text:p>53,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IF(ISNUMBER([.E56]);[.D56]/[.E56];&quot;&quot;)" office:value-type="float" office:value="3.06943664607898" calcext:value-type="float">
            <text:p>3,1</text:p>
          </table:table-cell>
          <table:table-cell table:formula="of:=IF(ISNUMBER([.K56]);[.I56]/[.K56];&quot;&quot;)" office:value-type="float" office:value="12.7702702702703" calcext:value-type="float">
            <text:p>12,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15</text:p>
          </table:table-cell>
          <table:table-cell office:value-type="string" calcext:value-type="string">
            <text:p>Itino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9.47" calcext:value-type="float">
            <text:p>39,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570" office:value-type="float" office:value="1140" calcext:value-type="float">
            <text:p>1140</text:p>
          </table:table-cell>
          <table:table-cell office:value-type="float" office:value="140" calcext:value-type="float">
            <text:p>140</text:p>
          </table:table-cell>
          <table:table-cell office:value-type="float" office:value="61.5" calcext:value-type="float">
            <text:p>61,5</text:p>
          </table:table-cell>
          <table:table-cell table:formula="of:=IF(ISNUMBER([.E57]);[.D57]/[.E57];&quot;&quot;)" office:value-type="float" office:value="3.0149480618191" calcext:value-type="float">
            <text:p>3,0</text:p>
          </table:table-cell>
          <table:table-cell table:formula="of:=IF(ISNUMBER([.K57]);[.I57]/[.K57];&quot;&quot;)" office:value-type="float" office:value="18.5365853658537" calcext:value-type="float">
            <text:p>18,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46</text:p>
          </table:table-cell>
          <table:table-cell office:value-type="string" calcext:value-type="string">
            <text:p>GTW 2/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.66" calcext:value-type="float">
            <text:p>38,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formula="of:=IF(ISNUMBER([.E58]);[.D58]/[.E58];&quot;&quot;)" office:value-type="float" office:value="3.10398344542162" calcext:value-type="float">
            <text:p>3,1</text:p>
          </table:table-cell>
          <table:table-cell table:formula="of:=IF(ISNUMBER([.K58]);[.I58]/[.K58];&quot;&quot;)" office:value-type="float" office:value="8.07692307692308" calcext:value-type="float">
            <text:p>8,1</text:p>
          </table:table-cell>
          <table:table-cell office:value-type="string" calcext:value-type="string">
            <text:p>Variante HLB</text:p>
          </table:table-cell>
          <table:table-cell office:value-type="string" calcext:value-type="string">
            <text:p>https://de.wikipedia.org/wiki/Stadler_GTW_1._Generati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650</text:p>
          </table:table-cell>
          <table:table-cell office:value-type="string" calcext:value-type="string">
            <text:p>RegioShuttl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65"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IF(ISNUMBER([.E59]);[.D59]/[.E59];&quot;&quot;)" office:value-type="float" office:value="3.96078431372549" calcext:value-type="float">
            <text:p>4,0</text:p>
          </table:table-cell>
          <table:table-cell table:formula="of:=IF(ISNUMBER([.K59]);[.I59]/[.K59];&quot;&quot;)" office:value-type="float" office:value="13.25" calcext:value-type="float">
            <text:p>13,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612</text:p>
          </table:table-cell>
          <table:table-cell office:value-type="string" calcext:value-type="string">
            <text:p>RegioSwinger</text:p>
          </table:table-cell>
          <table:table-cell/>
          <table:table-cell table:formula="of:=130+16" office:value-type="float" office:value="146" calcext:value-type="float">
            <text:p>146</text:p>
          </table:table-cell>
          <table:table-cell office:value-type="float" office:value="51.75" calcext:value-type="float">
            <text:p>51,75</text:p>
          </table:table-cell>
          <table:table-cell office:value-type="float" office:value="2" calcext:value-type="float">
            <text:p>2</text:p>
          </table:table-cell>
          <table:table-cell table:formula="of:=[.F60]*4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563" office:value-type="float" office:value="1126" calcext:value-type="float">
            <text:p>1126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formula="of:=IF(ISNUMBER([.E60]);[.D60]/[.E60];&quot;&quot;)" office:value-type="float" office:value="2.82125603864734" calcext:value-type="float">
            <text:p>2,8</text:p>
          </table:table-cell>
          <table:table-cell table:formula="of:=IF(ISNUMBER([.K60]);[.I60]/[.K60];&quot;&quot;)" office:value-type="float" office:value="9.70689655172414" calcext:value-type="float">
            <text:p>9,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445/0446</text:p>
          </table:table-cell>
          <table:table-cell office:value-type="string" calcext:value-type="string">
            <text:p>TwinDexx <text:s/>Vario</text:p>
          </table:table-cell>
          <table:table-cell/>
          <table:table-cell table:formula="of:=91+130+125+91" office:value-type="float" office:value="437" calcext:value-type="float">
            <text:p>437</text:p>
          </table:table-cell>
          <table:table-cell table:formula="of:=25.98*2+26.8*2" office:value-type="float" office:value="105.56" calcext:value-type="float">
            <text:p>105,56</text:p>
          </table:table-cell>
          <table:table-cell office:value-type="float" office:value="4" calcext:value-type="float">
            <text:p>4</text:p>
          </table:table-cell>
          <table:table-cell table:formula="of:=[.F61]*4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4600" calcext:value-type="float">
            <text:p>4600</text:p>
          </table:table-cell>
          <table:table-cell office:value-type="float" office:value="160" calcext:value-type="float">
            <text:p>160</text:p>
          </table:table-cell>
          <table:table-cell table:formula="of:=66+66+48+47" office:value-type="float" office:value="227" calcext:value-type="float">
            <text:p>227</text:p>
          </table:table-cell>
          <table:table-cell table:formula="of:=IF(ISNUMBER([.E61]);[.D61]/[.E61];&quot;&quot;)" office:value-type="float" office:value="4.13982569154983" calcext:value-type="float">
            <text:p>4,1</text:p>
          </table:table-cell>
          <table:table-cell table:formula="of:=IF(ISNUMBER([.K61]);[.I61]/[.K61];&quot;&quot;)" office:value-type="float" office:value="20.2643171806167" calcext:value-type="float">
            <text:p>20,3</text:p>
          </table:table-cell>
          <table:table-cell office:value-type="string" calcext:value-type="string">
            <text:p>0445+DBpza+DABpza+04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0654</text:p>
          </table:table-cell>
          <table:table-cell office:value-type="string" calcext:value-type="string">
            <text:p>RegioSprint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.8" calcext:value-type="float">
            <text:p>24,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198"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,2</text:p>
          </table:table-cell>
          <table:table-cell table:formula="of:=IF(ISNUMBER([.E62]);[.D62]/[.E62];&quot;&quot;)" office:value-type="float" office:value="2.98387096774194" calcext:value-type="float">
            <text:p>3,0</text:p>
          </table:table-cell>
          <table:table-cell table:formula="of:=IF(ISNUMBER([.K62]);[.I62]/[.K62];&quot;&quot;)" office:value-type="float" office:value="8.04878048780488" calcext:value-type="float">
            <text:p>8,0</text:p>
          </table:table-cell>
          <table:table-cell office:value-type="string" calcext:value-type="string">
            <text:p>(Variante Rurtalbahn)</text:p>
          </table:table-cell>
          <table:table-cell table:number-columns-repeated="101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ørn Bäuchle</meta:initial-creator>
    <meta:creation-date>2023-06-10T16:56:45.397771139</meta:creation-date>
    <dc:date>2023-06-11T21:38:01.263676578</dc:date>
    <dc:creator>Bjørn Bäuchle</dc:creator>
    <meta:editing-duration>PT2H25M24S</meta:editing-duration>
    <meta:editing-cycles>3</meta:editing-cycles>
    <meta:generator>LibreOffice/7.3.7.2$Linux_X86_64 LibreOffice_project/30$Build-2</meta:generator>
    <meta:document-statistic meta:table-count="1" meta:cell-count="647" meta:object-count="0"/>
  </office:meta>
</office:document-meta>
</file>